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ecke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nzstr. /A. d. Steinbüch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266-12c</text:p>
          </table:table-cell>
          <table:table-cell table:style-name="ce21" office:value-type="string" table:number-columns-spanned="3" table:number-rows-spanned="1">
            <text:p>TAUSCHEN!! DEF!!</text:p>
          </table:table-cell>
          <table:covered-table-cell table:number-columns-repeated="2" table:style-name="ce24"/>
          <table:table-cell table:style-name="ce26" office:value-type="string">
            <text:p>K120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1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0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3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6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2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2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Schlecker #1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2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 Schlecker #2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eonsstr. /Mehl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68/12a</text:p>
          </table:table-cell>
          <table:table-cell table:style-name="ce21" office:value-type="string" table:number-columns-spanned="3" table:number-rows-spanned="1">
            <text:p>abholen wg Bau bis 05.04.13</text:p>
          </table:table-cell>
          <table:covered-table-cell table:number-columns-repeated="2" table:style-name="ce24"/>
          <table:table-cell table:style-name="ce26" office:value-type="string">
            <text:p>K326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hnhofstr. /Anton-Raaff-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3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hnhofstr. /Anton-Raaff-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4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>Aufkleber (Kleidung und Schuhe) auf Rückseite aufkleben</text:p>
          </table:table-cell>
          <table:covered-table-cell table:number-columns-repeated="2" table:style-name="ce24"/>
          <table:table-cell table:style-name="ce26" office:value-type="string">
            <text:p>K344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>Aufkleber (Kleidung und Schuhe) auf Rückseite aufkleben</text:p>
          </table:table-cell>
          <table:covered-table-cell table:number-columns-repeated="2" table:style-name="ce24"/>
          <table:table-cell table:style-name="ce26" office:value-type="string">
            <text:p>K34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altendorfer Weg /Koblen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5 /1c</text:p>
          </table:table-cell>
          <table:table-cell table:style-name="ce21" office:value-type="string" table:number-columns-spanned="3" table:number-rows-spanned="1">
            <text:p>Konk. Kaddour</text:p>
          </table:table-cell>
          <table:covered-table-cell table:number-columns-repeated="2" table:style-name="ce24"/>
          <table:table-cell table:style-name="ce26" office:value-type="string">
            <text:p>K01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n-Wrangell-Str. /Marie-Curi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Heerstrassenben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64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neuen Wasserwerk /Kerami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8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str. /Merz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8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bucht</text:p>
          </table:table-cell>
          <table:covered-table-cell table:number-columns-repeated="2" table:style-name="ce10"/>
          <table:table-cell table:style-name="ce4" office:value-type="string">
            <text:p>28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TAUSCHEN!! gen.  - 4* Konk. Tel.016014776336</text:p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ropaallee /DAF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dornweg /Minzestr. (über LIDL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LID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5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Einstein-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